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5c35" officeooo:paragraph-rsid="000d5c35"/>
    </style:style>
    <style:style style:name="P2" style:family="paragraph" style:parent-style-name="Standard">
      <style:paragraph-properties fo:text-align="center" style:justify-single-word="false"/>
      <style:text-properties officeooo:rsid="000d5c35" officeooo:paragraph-rsid="000d5c35"/>
    </style:style>
    <style:style style:name="P3" style:family="paragraph" style:parent-style-name="Standard">
      <style:text-properties officeooo:rsid="000d5c35" officeooo:paragraph-rsid="000df757"/>
    </style:style>
    <style:style style:name="P4" style:family="paragraph" style:parent-style-name="Standard">
      <style:text-properties officeooo:rsid="000df757" officeooo:paragraph-rsid="000df757"/>
    </style:style>
    <style:style style:name="P5" style:family="paragraph" style:parent-style-name="Standard" style:list-style-name="L1">
      <style:text-properties officeooo:rsid="000df757" officeooo:paragraph-rsid="000df757"/>
    </style:style>
    <style:style style:name="T1" style:family="text">
      <style:text-properties officeooo:rsid="000df757"/>
    </style:style>
    <style:style style:name="T2" style:family="text">
      <style:text-properties officeooo:rsid="000e95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mbda Notation</text:p>
      <text:p text:style-name="P2">by Sven Nilsen, 2018</text:p>
      <text:p text:style-name="P3"/>
      <text:p text:style-name="P4">A normal mathematical function can be written like this:</text:p>
      <text:p text:style-name="P3"/>
      <text:p text:style-name="P3"><text:tab/>f(x) = x + 1</text:p>
      <text:p text:style-name="P3"/>
      <text:p text:style-name="P4">Sometimes it is desired to treat functions anonymuously, called a “lambda”, “closure”.</text:p>
      <text:p text:style-name="P1"/>
      <text:p text:style-name="P3">In lambda calculus, it is common to use this notation:</text:p>
      <text:p text:style-name="P3"/>
      <text:p text:style-name="P3"><text:tab/>f := \x.x+1</text:p>
      <text:p text:style-name="P3"/>
      <text:p text:style-name="P1">In path semantics, the notation for writing lambdas is the following:</text:p>
      <text:p text:style-name="P1"/>
      <text:p text:style-name="P1"><text:tab/>f := \(x) = x + <text:span text:style-name="T1">1</text:span></text:p>
      <text:p text:style-name="P1"/>
      <text:p text:style-name="P1">This follows the notation used in the Dyon programming language.</text:p>
      <text:p text:style-name="P1"/>
      <text:p text:style-name="P4">I prefer to use this in path semantics for the following reasons:</text:p>
      <text:p text:style-name="P4"/>
      <text:list xml:id="list6221852878427935" text:style-name="L1">
        <text:list-item>
          <text:p text:style-name="P5">The notation is more familiar for programmers</text:p>
        </text:list-item>
        <text:list-item>
          <text:p text:style-name="P5">The notation is closer to the normal mathematical form <text:span text:style-name="T2">(replacying name by “\”)</text:span></text:p>
        </text:list-item>
        <text:list-item>
          <text:p text:style-name="P5">It is easier to make lambdas more explicit, <text:span text:style-name="T2">since in</text:span> some cases,<text:line-break/>function currying is not permitted, <text:span text:style-name="T2">where</text:span> multiple arguments <text:span text:style-name="T2">are needed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2:58:21.238207000</meta:creation-date>
    <dc:date>2018-12-02T13:31:05.441227000</dc:date>
    <meta:editing-duration>PT9M4S</meta:editing-duration>
    <meta:editing-cycles>1</meta:editing-cycles>
    <meta:document-statistic meta:table-count="0" meta:image-count="0" meta:object-count="0" meta:page-count="1" meta:paragraph-count="14" meta:word-count="130" meta:character-count="735" meta:non-whitespace-character-count="619"/>
    <meta:generator>LibreOffice/5.1.2.2$MacOSX_X86_64 LibreOffice_project/d3bf12ecb743fc0d20e0be0c58ca359301eb705f</meta:generator>
  </office:meta>
</office:document-meta>
</file>